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elper.equals( Resource res , File 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sourceHelper.getLastModifiedOrDefault( Resourc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Helper.Resourc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